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2000000025D00000154A9A80D8677C55057.png" manifest:media-type="image/png"/>
  <manifest:file-entry manifest:full-path="Object 1/Pictures/2000042900003E7E0000232D8D05E4C2541FB58D.svm" manifest:media-type="image/x-svm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ans" fo:font-size="16pt" fo:font-weight="bold" officeooo:rsid="00147dea" officeooo:paragraph-rsid="001b7ede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6pt" fo:font-weight="bold" officeooo:rsid="001b7ede" officeooo:paragraph-rsid="001b7ede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6pt" fo:font-weight="bold" officeooo:rsid="001cbf73" officeooo:paragraph-rsid="001cbf73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20pt" fo:font-weight="bold" officeooo:rsid="00147dea" officeooo:paragraph-rsid="001b7ede" style:font-size-asian="17.5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20pt" fo:font-weight="bold" officeooo:rsid="001e1542" officeooo:paragraph-rsid="001efb60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47dea" officeooo:paragraph-rsid="001b7ede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b7ede" officeooo:paragraph-rsid="001b7ede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cbf73" officeooo:paragraph-rsid="001cbf7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cbf73" officeooo:paragraph-rsid="00207e9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e1542" officeooo:paragraph-rsid="001e154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e1542" officeooo:paragraph-rsid="001cbf73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e1542" officeooo:paragraph-rsid="001efb60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207e9a" officeooo:paragraph-rsid="00207e9a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224993" officeooo:paragraph-rsid="00224993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224993" officeooo:paragraph-rsid="001cbf73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cbf73" officeooo:paragraph-rsid="00207e9a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cbf73" officeooo:paragraph-rsid="001cbf73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font-weight="normal" officeooo:rsid="001cbf73" officeooo:paragraph-rsid="001cbf73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b7ede" officeooo:paragraph-rsid="001b7ede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20pt" fo:font-weight="bold" officeooo:rsid="001e1542" officeooo:paragraph-rsid="001efb60" style:font-size-asian="20pt" style:font-weight-asian="bold" style:font-size-complex="20pt" style:font-weight-complex="bold"/>
    </style:style>
    <style:style style:name="T1" style:family="text">
      <style:text-properties officeooo:rsid="001b7ede"/>
    </style:style>
    <style:style style:name="T2" style:family="text">
      <style:text-properties officeooo:rsid="001e1542"/>
    </style:style>
    <style:style style:name="T3" style:family="text">
      <style:text-properties officeooo:rsid="001efb60"/>
    </style:style>
    <style:style style:name="T4" style:family="text">
      <style:text-properties officeooo:rsid="001f6494"/>
    </style:style>
    <style:style style:name="T5" style:family="text">
      <style:text-properties officeooo:rsid="00207a26"/>
    </style:style>
    <style:style style:name="T6" style:family="text">
      <style:text-properties officeooo:rsid="00207e9a"/>
    </style:style>
    <style:style style:name="T7" style:family="text">
      <style:text-properties officeooo:rsid="00214269"/>
    </style:style>
    <style:style style:name="T8" style:family="text">
      <style:text-properties officeooo:rsid="00224993"/>
    </style:style>
    <style:style style:name="T9" style:family="text">
      <style:text-properties officeooo:rsid="00225f85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ASOS PRÁCTICOS</text:p>
      <text:p text:style-name="P4"/>
      <text:p text:style-name="P4"/>
      <text:p text:style-name="P4"/>
      <text:p text:style-name="P6"/>
      <text:p text:style-name="P1">A) <text:span text:style-name="T1">El mercado y tipos</text:span></text:p>
      <text:p text:style-name="P1"/>
      <text:p text:style-name="P1"/>
      <text:p text:style-name="P8">1)</text:p>
      <text:p text:style-name="P8"><text:tab/><text:span text:style-name="T7">a) </text:span></text:p>
      <text:p text:style-name="P18"><draw:frame draw:style-name="fr1" draw:name="Objeto1" text:anchor-type="char" svg:x="0.504cm" svg:y="0cm" svg:width="14.554cm" svg:height="7.52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8"><text:span text:style-name="T8"><text:tab/>b) Se cruzan al precio de 250€. La cantidad vendida es de 1200 lavadoras</text:span></text:p>
      <text:p text:style-name="P15"><text:tab/>c) Habría un exceso de demanda 1400 (2000 – 600) lavadoras</text:p>
      <text:p text:style-name="P14"><text:tab/>d) Habría un exceso de oferta de 1200 (1800 – 600) lavadoras</text:p>
      <text:p text:style-name="P8"/>
      <text:p text:style-name="P8"/>
      <text:p text:style-name="P9">2)</text:p>
      <text:p text:style-name="P13"><text:tab/>a) Ventas del sector = 150.000 + 250.000 + 200.000 = 600.000 €</text:p>
      <text:p text:style-name="P9"><text:tab/><text:span text:style-name="T6">Cuota A = 150.000/600.000 = 0.25 → 25%</text:span></text:p>
      <text:p text:style-name="P9"><text:tab/><text:span text:style-name="T6">Cuota B = 250.000/600.000 = 0.416 → 41.6%</text:span></text:p>
      <text:p text:style-name="P9"><text:tab/><text:span text:style-name="T6">Cuota C = 200.000/600.000 = 0.333 → 33.3%</text:span></text:p>
      <text:p text:style-name="P9"><text:tab/><text:span text:style-name="T9">b) Oligopolio</text:span></text:p>
      <text:p text:style-name="P9"><text:span text:style-name="T9"><text:tab/>c) - Oligopolio con pacto</text:span></text:p>
      <text:p text:style-name="P9"><text:tab/> <text:s text:c="3"/>- <text:span text:style-name="T9">Competencia monopolística</text:span></text:p>
      <text:p text:style-name="P9"><text:tab/><text:span text:style-name="T9">d) Tratarán de seguir los pasos del restaurante de Manolo y diferenciarse en <text:tab/>marca y calidad para competir con él. Otra opción sería pactar precios entre ambos <text:tab/>restaurantes dejando al margen a Manolo, para bajar los precios de sus productos <text:tab/>y enfocarse en otro tipo de sector con menos ingresos.</text:span></text:p>
      <text:p text:style-name="P8"/>
      <text:p text:style-name="P8"/>
      <text:p text:style-name="P7">3)</text:p>
      <text:p text:style-name="P7"><text:tab/>a) Competencia perfecta</text:p>
      <text:p text:style-name="P7"><text:tab/>b) Competencia monopolística</text:p>
      <text:p text:style-name="P7"><text:soft-page-break/><text:tab/>c) Oligopolio <text:span text:style-name="T4">(con o sin pacto)</text:span></text:p>
      <text:p text:style-name="P7"><text:tab/>d) Competencia monopolística</text:p>
      <text:p text:style-name="P7"><text:tab/></text:p>
      <text:p text:style-name="P7"/>
      <text:p text:style-name="P7"/>
      <text:p text:style-name="P7"/>
      <text:p text:style-name="P2">B) Segmentación del mercado</text:p>
      <text:p text:style-name="P2"/>
      <text:p text:style-name="P2"/>
      <text:p text:style-name="P7">4) Tienda de motocicletas. Criterios:</text:p>
      <text:p text:style-name="P7">Demográficos → sexo(varones), edad(j<text:span text:style-name="T3">ó</text:span>venes y mediana edad)</text:p>
      <text:p text:style-name="P7">Económicos → renta media y renta alta.</text:p>
      <text:p text:style-name="P7"/>
      <text:p text:style-name="P8">Producto enfocado a jóvenes con renta media-alta (motos deportivas) y personas mayores de 45 años con renta alta (Harley, chopper).</text:p>
      <text:p text:style-name="P8"/>
      <text:p text:style-name="P8"/>
      <text:p text:style-name="P8">5) <text:span text:style-name="T4">He escogido la opción a: Consolas de juegos PS o Xbox</text:span></text:p>
      <text:p text:style-name="P8">- <text:span text:style-name="T4">Innovadores: compradores que reservan la consola antes de su salida al mercado.</text:span></text:p>
      <text:p text:style-name="P8">- <text:span text:style-name="T4">Early-adopters: consumidores que compran la consola los primeros meses trás su salida</text:span></text:p>
      <text:p text:style-name="P8">- <text:span text:style-name="T4">Mayoría precoz: compradores que adquieren el producto cuando la consola lleva un tiempo en el mercado, ha sido probada y han salido numerosos juegos que aprovechen sus capacidades.</text:span></text:p>
      <text:p text:style-name="P8">- <text:span text:style-name="T4">Mayoría tardía: consumidores que esperan varios años para comprar la consola, quizás aprovechando una oferta o una bajada de precio.</text:span></text:p>
      <text:p text:style-name="P8">- <text:span text:style-name="T5">Rezagados: compradores que compran la consola incluso cuando existe un modelo superior en el mercado.</text:span></text:p>
      <text:p text:style-name="P8"/>
      <text:p text:style-name="P8"/>
      <text:p text:style-name="P8"/>
      <text:p text:style-name="P8"/>
      <text:p text:style-name="P3">C) Estudio de mercado: los clientes</text:p>
      <text:p text:style-name="P3"/>
      <text:p text:style-name="P3"/>
      <text:p text:style-name="P8">6)</text:p>
      <text:p text:style-name="P8"><text:tab/>a) Gustos y preferencias</text:p>
      <text:p text:style-name="P8"><text:tab/>b) <text:span text:style-name="T2">Hábitos de compra (dónde)</text:span></text:p>
      <text:p text:style-name="P11"><text:tab/>c) Hábitos de compra (quién)</text:p>
      <text:p text:style-name="P10"><text:tab/>d) ¿Por qué lo compra?</text:p>
      <text:p text:style-name="P10"><text:tab/>e) ¿Por qué lo compra?</text:p>
      <text:p text:style-name="P10"/>
      <text:p text:style-name="P10"/>
      <text:p text:style-name="P10">7)</text:p>
      <text:p text:style-name="P10"><text:tab/>a) Objetivos y necesidades</text:p>
      <text:p text:style-name="P10"><text:tab/>b) Acciones</text:p>
      <text:p text:style-name="P10"><text:tab/>c) Problemas</text:p>
      <text:p text:style-name="P10"><text:tab/>d) Soluciones potenciales</text:p>
      <text:p text:style-name="P12"><text:tab/>e) Beneficio<text:span text:style-name="T3">s</text:span></text:p>
      <text:p text:style-name="P12"><text:tab/><text:span text:style-name="T3">f) </text:span>Producto o servicio final</text:p>
      <text:p text:style-name="P5"/>
      <text:p text:style-name="P5"><text:soft-page-break/>REPASA CONCEPTOS</text:p>
      <text:p text:style-name="P5"/>
      <text:p text:style-name="P5"/>
      <text:p text:style-name="P12"/>
      <text:p text:style-name="P12"/>
      <text:p text:style-name="P12">1) c</text:p>
      <text:p text:style-name="P12"/>
      <text:p text:style-name="P12">2) c</text:p>
      <text:p text:style-name="P12"/>
      <text:p text:style-name="P12">3) b</text:p>
      <text:p text:style-name="P12"/>
      <text:p text:style-name="P12">4) c</text:p>
      <text:p text:style-name="P12"/>
      <text:p text:style-name="P12">5) b</text:p>
      <text:p text:style-name="P12"/>
      <text:p text:style-name="P12">6) c</text:p>
      <text:p text:style-name="P12"/>
      <text:p text:style-name="P12">7) a</text:p>
      <text:p text:style-name="P12"/>
      <text:p text:style-name="P12">8) c</text:p>
      <text:p text:style-name="P12"/>
      <text:p text:style-name="P12">9) a</text:p>
      <text:p text:style-name="P12"/>
      <text:p text:style-name="P12">10) d</text:p>
      <text:p text:style-name="P12"/>
      <text:p text:style-name="P12">11) 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4T11:58:25.882088410</meta:creation-date>
    <dc:date>2021-10-21T21:00:24.104368695</dc:date>
    <meta:editing-duration>PT29M19S</meta:editing-duration>
    <meta:editing-cycles>6</meta:editing-cycles>
    <meta:generator>LibreOffice/7.1.6.2$Linux_X86_64 LibreOffice_project/10$Build-2</meta:generator>
    <meta:document-statistic meta:table-count="0" meta:image-count="0" meta:object-count="1" meta:page-count="3" meta:paragraph-count="59" meta:word-count="379" meta:character-count="2196" meta:non-whitespace-character-count="183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4.553cm" svg:height="7.524cm" xlink:href="." xlink:type="simple" chart:class="chart:bar" chart:style-name="ch1">
        <chart:legend chart:legend-position="end" svg:x="12.158cm" svg:y="2.965cm" style:legend-expansion="high" chart:style-name="ch2"/>
        <chart:plot-area chart:style-name="ch3" chart:data-source-has-labels="both" svg:x="0.291cm" svg:y="0.15cm" svg:width="11.576cm" svg:height="7.224cm">
          <chart:coordinate-region svg:x="0.912cm" svg:y="0.35cm" svg:width="10.955cm" svg:height="6.377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draw:frame draw:style-name="gr1" draw:text-style-name="P1" svg:width="14.553cm" svg:height="7.528cm" svg:x="0cm" svg:y="0cm">
          <draw:image xlink:href="Pictures/2000042900003E7E0000232D8D05E4C2541FB58D.svm" xlink:type="simple" xlink:show="embed" xlink:actuate="onLoad" draw:mime-type="image/x-svm">
            <text:p/>
          </draw:image>
          <draw:image xlink:href="Pictures/100002000000025D00000154A9A80D8677C55057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  <table:table-cell office:value-type="string">
                <text:p>Columna 2</text:p>
              </table:table-cell>
              <table:table-cell office:value-type="string">
                <text:p>Columna 3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Fila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6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